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527000040366673EFF0.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Georgia" svg:font-family="Georgia, 'Times New Roman', Times, 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left"/>
    </style:style>
    <style:style style:name="Tabla1.A" style:family="table-column">
      <style:table-column-properties style:column-width="3.828cm"/>
    </style:style>
    <style:style style:name="Tabla1.B" style:family="table-column">
      <style:table-column-properties style:column-width="3.046cm"/>
    </style:style>
    <style:style style:name="Tabla1.C" style:family="table-column">
      <style:table-column-properties style:column-width="3.179cm"/>
    </style:style>
    <style:style style:name="Tabla1.D" style:family="table-column">
      <style:table-column-properties style:column-width="3.491cm"/>
    </style:style>
    <style:style style:name="Tabla1.E" style:family="table-column">
      <style:table-column-properties style:column-width="3.455cm"/>
    </style:style>
    <style:style style:name="Tabla1.A1" style:family="table-cell">
      <style:table-cell-properties fo:background-color="#ffffff" fo:padding="0.053cm" fo:border-left="0.035cm solid #808080" fo:border-right="none" fo:border-top="0.035cm solid #808080" fo:border-bottom="0.035cm solid #808080">
        <style:background-image/>
      </style:table-cell-properties>
    </style:style>
    <style:style style:name="Tabla1.E1" style:family="table-cell">
      <style:table-cell-properties fo:background-color="#ffffff" fo:padding="0.053cm" fo:border="0.035cm solid #808080">
        <style:background-image/>
      </style:table-cell-properties>
    </style:style>
    <style:style style:name="Tabla1.A2" style:family="table-cell">
      <style:table-cell-properties fo:background-color="#ffffff" fo:padding="0.053cm" fo:border-left="0.035cm solid #808080" fo:border-right="none" fo:border-top="none" fo:border-bottom="0.035cm solid #808080">
        <style:background-image/>
      </style:table-cell-properties>
    </style:style>
    <style:style style:name="Tabla1.E2" style:family="table-cell">
      <style:table-cell-properties fo:background-color="#ffffff" fo:padding="0.053cm" fo:border-left="0.035cm solid #808080" fo:border-right="0.035cm solid #808080" fo:border-top="none" fo:border-bottom="0.035cm solid #808080">
        <style:background-image/>
      </style:table-cell-properties>
    </style:style>
    <style:style style:name="Tabla2" style:family="table">
      <style:table-properties style:width="17.014cm" fo:margin-left="-0.016cm" fo:margin-right="0cm" table:align="margins"/>
    </style:style>
    <style:style style:name="Tabla2.A" style:family="table-column">
      <style:table-column-properties style:column-width="2.487cm" style:rel-column-width="9579*"/>
    </style:style>
    <style:style style:name="Tabla2.B" style:family="table-column">
      <style:table-column-properties style:column-width="2.434cm" style:rel-column-width="9375*"/>
    </style:style>
    <style:style style:name="Tabla2.C" style:family="table-column">
      <style:table-column-properties style:column-width="2.461cm" style:rel-column-width="9477*"/>
    </style:style>
    <style:style style:name="Tabla2.F" style:family="table-column">
      <style:table-column-properties style:column-width="2.275cm" style:rel-column-width="8764*"/>
    </style:style>
    <style:style style:name="Tabla2.G" style:family="table-column">
      <style:table-column-properties style:column-width="2.464cm" style:rel-column-width="9488*"/>
    </style:style>
    <style:style style:name="Tabla2.A1" style:family="table-cell">
      <style:table-cell-properties fo:background-color="#ffffff" fo:padding="0.053cm" fo:border-left="0.035cm solid #808080" fo:border-right="none" fo:border-top="0.035cm solid #808080" fo:border-bottom="0.035cm solid #808080">
        <style:background-image/>
      </style:table-cell-properties>
    </style:style>
    <style:style style:name="Tabla2.G1" style:family="table-cell">
      <style:table-cell-properties fo:background-color="#ffffff" fo:padding="0.053cm" fo:border="0.035cm solid #808080">
        <style:background-image/>
      </style:table-cell-properties>
    </style:style>
    <style:style style:name="Tabla2.A2" style:family="table-cell">
      <style:table-cell-properties fo:background-color="#ffffff" fo:padding="0.053cm" fo:border-left="0.035cm solid #808080" fo:border-right="none" fo:border-top="none" fo:border-bottom="0.035cm solid #808080">
        <style:background-image/>
      </style:table-cell-properties>
    </style:style>
    <style:style style:name="Tabla2.G2" style:family="table-cell">
      <style:table-cell-properties fo:background-color="#ffffff" fo:padding="0.053cm" fo:border-left="0.035cm solid #808080" fo:border-right="0.035cm solid #808080" fo:border-top="none" fo:border-bottom="0.035cm solid #808080">
        <style:background-image/>
      </style:table-cell-properties>
    </style:style>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text-properties fo:font-size="26pt" style:font-size-asian="26pt" style:font-size-complex="26pt"/>
    </style:style>
    <style:style style:name="P3"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Text_20_body">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Text_20_body">
      <style:paragraph-properties fo:margin-left="0cm" fo:margin-right="0cm" fo:margin-top="0.238cm" fo:margin-bottom="0.238cm" style:line-height-at-least="0.476cm" fo:orphans="2" fo:widows="2" fo:text-indent="0cm" style:auto-text-indent="false" fo:background-color="#ffffff" fo:padding="0cm" fo:border="none">
        <style:background-image/>
      </style:paragraph-properties>
      <style:text-properties fo:font-variant="normal" fo:text-transform="none" fo:color="#0000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P10" style:family="paragraph" style:parent-style-name="Text_20_body">
      <style:paragraph-properties fo:margin-left="0cm" fo:margin-right="0cm" fo:margin-top="0.238cm" fo:margin-bottom="0.238cm" style:line-height-at-least="0.476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left="0cm" fo:margin-right="0cm" fo:margin-top="0.238cm" fo:margin-bottom="0.238cm" style:line-height-at-least="0.476cm" fo:orphans="2" fo:widows="2" fo:text-indent="0cm" style:auto-text-indent="false" fo:background-color="#ffffff" fo:padding="0cm" fo:border="none">
        <style:background-image/>
      </style:paragraph-properties>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left="0cm" fo:margin-right="0cm" fo:margin-top="0.238cm" fo:margin-bottom="0.238cm" style:line-height-at-least="0.476cm" fo:orphans="2" fo:widows="2" fo:text-indent="0cm" style:auto-text-indent="false" fo:background-color="#ffffff" fo:padding="0cm" fo:border="none">
        <style:background-image/>
      </style:paragraph-properties>
    </style:style>
    <style:style style:name="P13" style:family="paragraph" style:parent-style-name="Text_20_body">
      <style:paragraph-properties fo:margin-left="0cm" fo:margin-right="0cm" fo:margin-top="0.238cm" fo:margin-bottom="0.238cm" style:line-height-at-least="0.476cm" fo:text-align="start" style:justify-single-word="false" fo:orphans="2" fo:widows="2" fo:text-indent="0cm" style:auto-text-indent="false" fo:background-color="#ffffff" fo:padding="0cm" fo:border="none">
        <style:background-image/>
      </style:paragraph-properties>
    </style:style>
    <style:style style:name="P14" style:family="paragraph" style:parent-style-name="Text_20_body">
      <style:paragraph-properties fo:margin-left="0cm" fo:margin-right="0cm" fo:margin-top="0.238cm" fo:margin-bottom="0.238cm" style:line-height-at-least="0.476cm" fo:orphans="2" fo:widows="2" fo:text-indent="0cm" style:auto-text-indent="false" fo:background-color="#ffffff" fo:padding="0cm" fo:border="none">
        <style:background-image/>
      </style:paragraph-properties>
      <style:text-properties fo:font-style="normal" fo:font-weight="normal" style:font-style-asian="normal" style:font-weight-asian="normal" style:font-style-complex="normal" style:font-weight-complex="normal"/>
    </style:style>
    <style:style style:name="P15" style:family="paragraph" style:parent-style-name="Table_20_Contents">
      <style:paragraph-properties fo:margin-left="0cm" fo:margin-right="0cm" fo:margin-top="0.238cm" fo:margin-bottom="0.238cm" style:line-height-at-least="0.423cm" fo:text-indent="0cm" style:auto-text-indent="false" fo:background-color="#ffffff" fo:padding="0cm" fo:border="none">
        <style:background-image/>
      </style:paragraph-properties>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Table_20_Contents">
      <style:paragraph-properties fo:margin-left="0cm" fo:margin-right="0cm" fo:margin-top="0.238cm" fo:margin-bottom="0.238cm" style:line-height-at-least="0.423cm" fo:text-indent="0cm" style:auto-text-indent="false" fo:background-color="#ffffff" fo:padding="0cm" fo:border="none">
        <style:background-image/>
      </style:paragraph-properties>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Table_20_Contents">
      <style:paragraph-properties fo:margin-left="0cm" fo:margin-right="0cm" fo:margin-top="0.238cm" fo:margin-bottom="0.238cm" style:line-height-at-least="0.423cm" fo:text-align="center" style:justify-single-word="false" fo:text-indent="0cm" style:auto-text-indent="false" fo:background-color="#ffffff" fo:padding="0cm" fo:border="none">
        <style:background-image/>
      </style:paragraph-properties>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19" style:family="paragraph" style:parent-style-name="Header">
      <style:paragraph-properties fo:text-align="start" style:justify-single-word="false"/>
    </style:style>
    <style:style style:name="P20" style:family="paragraph" style:parent-style-name="Header">
      <style:paragraph-properties fo:text-align="start" style:justify-single-word="false"/>
      <style:text-properties fo:color="#000000" fo:font-size="12pt" fo:font-style="italic" fo:font-weight="bold" style:font-size-asian="12pt" style:font-style-asian="italic" style:font-weight-asian="bold" style:font-size-complex="12pt" style:font-style-complex="italic" style:font-weight-complex="bold"/>
    </style:style>
    <style:style style:name="P21" style:family="paragraph" style:parent-style-name="Header">
      <style:paragraph-properties fo:text-align="start" style:justify-single-word="false"/>
      <style:text-properties fo:font-style="normal" fo:font-weight="normal" style:font-style-asian="normal" style:font-weight-asian="normal" style:font-style-complex="normal" style:font-weight-complex="normal"/>
    </style:style>
    <style:style style:name="P22" style:family="paragraph" style:parent-style-name="Standard">
      <style:paragraph-properties fo:margin-left="0cm" fo:margin-right="0cm" fo:margin-top="0.238cm" fo:margin-bottom="0.238cm" style:line-height-at-least="0.476cm" fo:orphans="2" fo:widows="2" fo:text-indent="0cm" style:auto-text-indent="false" fo:background-color="#ffffff" fo:padding="0cm" fo:border="none">
        <style:background-image/>
      </style:paragraph-properties>
    </style:style>
    <style:style style:name="P23"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24" style:family="paragraph" style:parent-style-name="Text_20_body">
      <style:paragraph-properties fo:margin-left="0cm" fo:margin-right="0cm" fo:margin-top="0.238cm" fo:margin-bottom="0.238cm" style:line-height-at-least="0.476cm" fo:orphans="2" fo:widows="2" fo:text-indent="0cm" style:auto-text-indent="false" fo:background-color="#ffffff" fo:padding="0cm" fo:border="none">
        <style:background-image/>
      </style:paragraph-properties>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left="0cm" fo:margin-right="0cm" fo:margin-top="0.238cm" fo:margin-bottom="0.238cm" style:line-height-at-least="0.476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left="0cm" fo:margin-right="0cm" fo:margin-top="0.238cm" fo:margin-bottom="0.238cm" style:line-height-at-least="0.476cm" fo:orphans="2" fo:widows="2" fo:text-indent="0cm" style:auto-text-indent="false" fo:background-color="#ffffff" fo:padding="0cm" fo:border="none">
        <style:background-image/>
      </style:paragraph-properties>
      <style:text-properties fo:font-variant="normal" fo:text-transform="none" fo:color="#0000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P27" style:family="paragraph" style:parent-style-name="Text_20_body">
      <style:paragraph-properties fo:margin-left="0cm" fo:margin-right="0cm" fo:margin-top="0.238cm" fo:margin-bottom="0.238cm" style:line-height-at-least="0.476cm" fo:orphans="2" fo:widows="2" fo:text-indent="0cm" style:auto-text-indent="false" fo:background-color="#ffffff" fo:padding="0cm" fo:border="none">
        <style:background-image/>
      </style:paragraph-properties>
    </style:style>
    <style:style style:name="P28" style:family="paragraph" style:parent-style-name="Text_20_body">
      <style:paragraph-properties fo:margin-left="0cm" fo:margin-right="0cm" fo:margin-top="0.238cm" fo:margin-bottom="0.238cm" style:line-height-at-least="0.476cm" fo:text-align="start" style:justify-single-word="false" fo:orphans="2" fo:widows="2" fo:text-indent="0cm" style:auto-text-indent="false" fo:background-color="#ffffff" fo:padding="0cm" fo:border="none">
        <style:background-image/>
      </style:paragraph-properties>
    </style:style>
    <style:style style:name="P29" style:family="paragraph" style:parent-style-name="Text_20_body" style:list-style-name="L1">
      <style:paragraph-properties fo:margin-top="0.238cm" fo:margin-bottom="0.238cm" style:line-height-at-least="0.476cm" fo:orphans="2" fo:widows="2" fo:background-color="#ffffff" fo:padding="0cm" fo:border="none">
        <style:background-image/>
      </style:paragraph-properties>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30" style:family="paragraph" style:parent-style-name="Header">
      <style:paragraph-properties fo:text-align="start" style:justify-single-word="false"/>
      <style:text-properties fo:font-style="normal" fo:font-weight="normal" style:font-style-asian="normal" style:font-weight-asian="normal" style:font-style-complex="normal" style:font-weight-complex="normal"/>
    </style:style>
    <style:style style:name="P31" style:family="paragraph" style:parent-style-name="Heading_20_7">
      <style:text-properties fo:font-size="14pt" style:font-size-asian="14pt" style:font-size-complex="14pt"/>
    </style:style>
    <style:style style:name="P32" style:family="paragraph" style:parent-style-name="Heading_20_7">
      <style:paragraph-properties fo:text-align="center" style:justify-single-word="false"/>
      <style:text-properties fo:font-size="14pt" style:font-size-asian="14pt" style:font-size-complex="14pt"/>
    </style:style>
    <style:style style:name="T1" style:family="text">
      <style:text-properties fo:font-size="18pt" style:font-size-asian="18pt" style:font-size-complex="18pt"/>
    </style:style>
    <style:style style:name="T2" style:family="text">
      <style:text-properties fo:font-size="26pt" style:font-size-asian="26pt" style:font-size-complex="26pt"/>
    </style:style>
    <style:style style:name="T3" style:family="text">
      <style:text-properties fo:font-size="14pt" style:font-size-asian="14pt" style:font-size-complex="26pt"/>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weight="bold" style:font-weight-asian="bold"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variant="normal" fo:text-transform="none" fo:color="#0000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13"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style:font-name="Times New Roman" fo:font-size="12pt" fo:letter-spacing="normal" style:font-size-asian="12pt" style:font-size-complex="12pt"/>
    </style:style>
    <style:style style:name="T15" style:family="text">
      <style:text-properties fo:font-variant="normal" fo:text-transform="none" fo:color="#000000" style:font-name="Times New Roman" fo:font-size="10.5pt" fo:letter-spacing="normal" fo:font-style="normal" fo:font-weight="normal"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7" style:family="text">
      <style:text-properties fo:font-variant="normal" fo:text-transform="none" fo:color="#445555" style:font-name="Georgia" fo:font-size="12pt" fo:letter-spacing="normal" fo:font-style="normal" fo:font-weight="normal" style:font-size-asian="12pt" style:font-style-asian="normal" style:font-weight-asian="normal" style:font-size-complex="12pt" style:font-style-complex="normal" style:font-weight-complex="normal"/>
    </style:style>
    <style:style style:name="T18" style:family="text">
      <style:text-properties fo:color="#000000" style:font-name="Times New Roman" fo:font-size="14pt" fo:font-style="italic" style:font-size-asian="14pt" style:font-size-complex="14pt"/>
    </style:style>
    <style:style style:name="T1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tab/><text:tab/><text:tab/><text:tab/></text:p>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3">INGENIERÍA DEL SOFTWARE III</text:p>
      <text:p text:style-name="P4"/>
      <text:p text:style-name="P5"><text:span text:style-name="T1">Segunda Iteración( BACK UP)</text:span><text:span text:style-name="T2"> </text:span></text:p>
      <text:p text:style-name="P4"/>
      <text:p text:style-name="P6"><text:span text:style-name="T3"><text:tab/><text:tab/><text:tab/><text:tab/></text:span><text:span text:style-name="T6"><text:tab/></text:span></text:p>
      <text:p text:style-name="P7"/>
      <text:p text:style-name="P6"><text:span text:style-name="T6"><text:tab/><text:tab/><text:tab/><text:tab/><text:tab/></text:span><text:span text:style-name="T7">Profesor de prácticas asignado: </text:span><text:span text:style-name="T8">Miguel Lastra</text:span></text:p>
      <text:p text:style-name="P7"><text:tab/><text:tab/><text:tab/><text:tab/><text:tab/><text:span text:style-name="T9">Grupo de prácticas:</text:span> M 1.2</text:p>
      <text:p text:style-name="P7"><text:tab/><text:tab/><text:tab/><text:tab/><text:tab/><text:span text:style-name="T9">Firman este documento: </text:span></text:p>
      <text:p text:style-name="P7"><text:span text:style-name="T9"><text:tab/><text:tab/><text:tab/><text:tab/><text:tab/><text:tab/></text:span><text:span text:style-name="T19">Miguel López Fernández (Encargado) 76161569</text:span></text:p>
      <text:p text:style-name="P23"><text:tab/><text:tab/><text:tab/><text:tab/><text:tab/><text:tab/>Juan Miguel Cabrera Rodríguez 75482738</text:p>
      <text:p text:style-name="P23"><text:tab/><text:tab/><text:tab/><text:tab/><text:tab/><text:tab/>Esteban Dorado Roldán 50607128</text:p>
      <text:p text:style-name="P7"><text:tab/><text:tab/><text:tab/><text:tab/><text:tab/><text:tab/>Manuel Titos Luzón 75155746-A</text:p>
      <text:p text:style-name="P7"/>
      <text:p text:style-name="P7"/>
      <text:p text:style-name="P7"><text:tab/><text:tab/><text:tab/><text:tab/><text:tab/></text:p>
      <text:p text:style-name="P7"/>
      <text:p text:style-name="P1"/>
      <text:p text:style-name="Standard"/>
      <text:p text:style-name="Standard"/>
      <text:p text:style-name="Standard"/>
      <text:p text:style-name="Standard"/>
      <text:p text:style-name="P19"><text:soft-page-break/>19/04/2011</text:p>
      <text:p text:style-name="P18">Nombre Documento:<text:span text:style-name="T10"> “Back Up</text:span></text:p>
      <text:p text:style-name="P18"><text:s text:c="2"/>Nº Iteración: <text:span text:style-name="T11">“</text:span><text:span text:style-name="T10">Iteración 2”</text:span></text:p>
      <text:p text:style-name="P18">Número Grupo: <text:span text:style-name="T10">M 1.2 <text:s text:c="25"/></text:span>Versión:” <text:span text:style-name="T10">0.1</text:span>”</text:p>
      <text:p text:style-name="P18"/>
      <text:p text:style-name="P18"><text:s text:c="4"/></text:p>
      <text:p text:style-name="P21"><text:tab/>Atendiendo a las necesidades del proyecto en cuanto a respaldo de datos,resultados, pruebas,</text:p>
      <text:p text:style-name="P21">etc de los pacientes y del propio hospital, se ha llegado a la conclusión de que la pérdida de datos ha de ser mínima y que la recuperación del sistema en caso de catástrofe ha de ser lo mas cercana posible al modo en el que ocurrió dicho suceso.Para poder atender a tales resposabilidades <text:s/>se ha ideado un plan de copias de respaldo de gran fiabilidad y viabilidad.</text:p>
      <text:p text:style-name="P21"><text:tab/>Dicho plan ha sido elaborado por el equipo de planificación del proyecto y está compuesto por los siguientes puntos:</text:p>
      <text:p text:style-name="P18"/>
      <text:h text:style-name="P31" text:outline-level="7"><text:s text:c="5"/><text:tab/>Frecuencia de realización de copias de seguridad</text:h>
      <text:p text:style-name="P13"><text:span text:style-name="T12"><text:tab/></text:span><text:span text:style-name="T13">La realización de copias de seguridad ha de realizarse diariamente, éste es el principio que debe regir la</text:span><text:bookmark text:name="autolink"/><text:span text:style-name="T13"> </text:span><text:a xlink:type="simple" xlink:href="http://www.monografias.com/trabajos34/planificacion/planificacion.shtml"><text:span text:style-name="T16">planificación </text:span></text:a><text:span text:style-name="T13">de las copias, sin embargo, existen condicionantes, tales como la frecuencia de actualización de los datos, el volumen de datos modificados, etc, que pueden hacer que las copias se realicen cada más tiempo.</text:span></text:p>
      <text:h text:style-name="Heading_20_7" text:outline-level="7"><text:s text:c="4"/><text:tab/><text:tab/><text:tab/> <text:s text:c="2"/><text:span text:style-name="T5">Planificación</text:span><text:span text:style-name="T4"> de la copia</text:span></text:h>
      <text:p text:style-name="P13"><text:span text:style-name="T13"><text:tab/>Las copias de seguridad se pueden realizar en diferentes momentos día, incluso en diferentes días, pero siempre se han de realizar de acuerdo a un criterio, y este nunca puede ser "cuando el responsable lo recuerda", si es posible, la copia se debe realizar de forma automática por un</text:span><text:bookmark text:name="autolink3"/><text:span text:style-name="T13"> </text:span><text:a xlink:type="simple" xlink:href="http://www.monografias.com/Computacion/Programacion/"><text:span text:style-name="T16">programa </text:span></text:a><text:span text:style-name="T13">de copia, y según la configuración de éste, se podrá realizar un día</text:span><text:bookmark text:name="autolink2"/><text:span text:style-name="T13"> </text:span><text:a xlink:type="simple" xlink:href="http://www.monografias.com/trabajos/histoconcreto/histoconcreto.shtml"><text:span text:style-name="T16">concreto</text:span></text:a><text:span text:style-name="T13">, diariamente, semanalmente, mensualmente, a una hora concreta, cuando el sistema esté inactivo, etc.</text:span></text:p>
      <text:p text:style-name="P22"><text:span text:style-name="T13">Por último, se debe considerar en la realización de las copias de seguridad, el uso de diferentes soportes para almacenar los datos, entre las diferentes posibilidades que se presentan en</text:span><text:bookmark text:name="autolink6"/><text:span text:style-name="T13"> </text:span><text:a xlink:type="simple" xlink:href="http://www.monografias.com/trabajos7/mafu/mafu.shtml"><text:span text:style-name="T16">función </text:span></text:a><text:span text:style-name="T13">del número de soportes empleados, se puede considerar la siguiente:</text:span></text:p>
      <text:p text:style-name="P10"><text:span text:style-name="T13"><text:tab/>Un posible esquema de copia de seguridad sería realizar una copia de seguridad completa cada mes y se guarda la copia durante un año (preferentemente en algún sitio seguro ajeno al hospital), una copia de seguridad completa semanalmente que se guarda durante un mes y copias de seguridad diarias, que se guardan durante una semana y que pueden ser completas, incrementales o diferenciales. Con este sistema se pueden utilizar 7 soportes que garantizan un alto nivel de seguridad en cuanto a recuperaciones de datos. Dichos soportes pueden estar distribuidos en las diferentes plantas del hospital siendo muy recomendable <text:s/>guardar <text:s/>las copias mensuales de seguridad en un lugar alejado, como, por ejemplo, una caja de seguridad o cualquier otro sitio asegurado contra incendios, para que, en caso de que se produzca algún desastre como un incendio, los datos se encuentren protegidos.</text:span></text:p>
      <text:h text:style-name="Heading_20_7" text:outline-level="7"><text:s text:c="3"/><text:tab/><text:tab/><text:tab/> <text:span text:style-name="T5">Mecanismos de comprobación</text:span></text:h>
      <text:p text:style-name="P10"><text:tab/>Se deben definir mecanismos de comprobación de las copias de seguridad, aunque los propios programas que las efectúan suelen disponer de ellos para verificar el estado de la copia, es conveniente planificar dentro de las tareas de seguridad la restauración de una parte de la copia o de la copia completa periódicamente, como mecanismo de prueba y garantía.</text:p>
      <text:h text:style-name="Heading_20_7" text:outline-level="7"><text:soft-page-break/><text:tab/><text:tab/><text:tab/><text:span text:style-name="T4">Medidas de Seguridad</text:span></text:h>
      <text:p text:style-name="P9"><text:span text:style-name="T19"><text:tab/></text:span><text:span text:style-name="T10">Respecto a las copias de seguridad, se deben tener en cuenta los siguientes puntos:</text:span></text:p>
      <text:p text:style-name="P12"><text:span text:style-name="T13"><text:tab/>Deberá existir un usuario del sistema, entre cuyas funciones esté la de verificar la correcta aplicación de los</text:span><text:bookmark text:name="autolink7"/><text:span text:style-name="T13"> </text:span><text:a xlink:type="simple" xlink:href="http://www.monografias.com/trabajos13/mapro/mapro.shtml"><text:span text:style-name="T16">procedimientos </text:span></text:a><text:span text:style-name="T13">de realización de las copias de respaldo y recuperación de los datos. Este usuario realizará </text:span><text:span text:style-name="T13">la supervisión del proceso de copias de seguridad, el almacenamiento de los soportes empleados en un lugar designado a tal fin e incluso de la verificación de que las copias se han realizado correctamente.</text:span></text:p>
      <text:p text:style-name="P11"><text:tab/>Los procedimientos establecidos para la realización de las copias de seguridad deberán garantizar su reconstrucción en el estado en que se encontraban al tiempo de producirse la pérdida o destrucción.</text:p>
      <text:p text:style-name="P12"><text:span text:style-name="T13"><text:tab/>Deberán realizarse copias de respaldo al menos semanalmente, salvo que en dicho periodo no se hubiera producido ninguna actualización de los datos</text:span><text:span text:style-name="T17">.</text:span></text:p>
      <text:p text:style-name="P20"/>
      <text:h text:style-name="Heading_20_7" text:outline-level="7"><text:tab/><text:tab/><text:tab/><text:span text:style-name="T18">Clasificación de respaldos</text:span></text:h>
      <text:p text:style-name="P14"><text:span text:style-name="T14"><text:tab/>Para el desarrollo de dicho plan se llevaran a cabo Copias de Información (Backups).Estos respaldos son sólo duplicados de archivos que se guardan en "Tape Drives" de alta capacidad.</text:span><text:bookmark text:name="autolink8"/><text:span text:style-name="T14"> Existen varios tipos de Software que automatizan la ejecución de estos respaldos, pero el funcionamiento básico de estos paquetes depende del denominado archive bit . Este archive bit indica un punto de respaldo y puede existir por archivo o al nivel de "Bloque de Información" , esto dependerá tanto del software que sea utilizado para los respaldos así como el archivo que sea respaldado. Este mismo archive bit es activado en los archivos (o bloques) cada vez que estos sean modificados y es mediante este bit que se llevan acabo los tres tipos de respaldos comúnmente utilizados :</text:span></text:p>
      <text:list xml:id="list945320193" text:style-name="L1">
        <text:list-item>
          <text:p text:style-name="P29">Respaldo Completo ("Full"):Guarda todos los archivos que sean especificados al tiempo de ejecutarse el respaldo. El archive bit es eliminado de todos los archivos (o bloques), indicando que todos los archivos ya han sido respaldados.</text:p>
        </text:list-item>
        <text:list-item>
          <text:p text:style-name="P29">Respaldo de Incremento ("Incremental"):Cuando se lleva acabo un Respaldo de Incremento, sólo aquellos archivos que tengan el archive bit serán respaldados; estos archivos (o bloques) son los que han sido modificados después de un Respaldo Completo. Además cada Respaldo de Incremento que se lleve acabo también eliminará el archive bit de estos archivos (o bloques) respaldados.</text:p>
        </text:list-item>
        <text:list-item>
          <text:p text:style-name="P29">Respaldo Diferencial ("Differential"):Este respaldo es muy similar al "Respaldo de Incremento" , la diferencia estriba en que el archive bit permanece intacto.</text:p>
        </text:list-item>
      </text:list>
      <text:p text:style-name="P11"><text:tab/>A continuación se detallan a modo gráfico las características de de cada uno de los tipos de respaldo, con el fin de llegar a comprender el modo de ejecución de respaldos a lo largo de la semana que se detalla posteriormente.</text:p>
      <text:p text:style-name="P9"/>
      <text:p text:style-name="P9"/>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15">Respaldo</text:p>
          </table:table-cell>
          <table:table-cell table:style-name="Tabla1.A1" office:value-type="string">
            <text:p text:style-name="P15">Archivos en respaldo</text:p>
          </table:table-cell>
          <table:table-cell table:style-name="Tabla1.A1" office:value-type="string">
            <text:p text:style-name="P15">Archive bit</text:p>
          </table:table-cell>
          <table:table-cell table:style-name="Tabla1.A1" office:value-type="string">
            <text:p text:style-name="P15">Ventajas</text:p>
          </table:table-cell>
          <table:table-cell table:style-name="Tabla1.E1" office:value-type="string">
            <text:p text:style-name="P15">Desventajas</text:p>
          </table:table-cell>
        </table:table-row>
        <table:table-row>
          <table:table-cell table:style-name="Tabla1.A2" office:value-type="string">
            <text:p text:style-name="P15">Completo ("Full")</text:p>
          </table:table-cell>
          <table:table-cell table:style-name="Tabla1.A2" office:value-type="string">
            <text:p text:style-name="P16">Todos</text:p>
          </table:table-cell>
          <table:table-cell table:style-name="Tabla1.A2" office:value-type="string">
            <text:p text:style-name="P16">Eliminado en todos los archivos</text:p>
          </table:table-cell>
          <table:table-cell table:style-name="Tabla1.A2" office:value-type="string">
            <text:p text:style-name="P16">Con este respaldo únicamente es posible recuperar toda la información</text:p>
          </table:table-cell>
          <table:table-cell table:style-name="Tabla1.E2" office:value-type="string">
            <text:p text:style-name="P16">Tiempo de Ejecución</text:p>
          </table:table-cell>
        </table:table-row>
        <table:table-row>
          <table:table-cell table:style-name="Tabla1.A2" office:value-type="string">
            <text:p text:style-name="P15">De Incremento ("Incremental")</text:p>
          </table:table-cell>
          <table:table-cell table:style-name="Tabla1.A2" office:value-type="string">
            <text:p text:style-name="P16">Archivos con archive bit activo.(Aquellos que hayan cambiado desde el último Respaldo Completo)</text:p>
          </table:table-cell>
          <table:table-cell table:style-name="Tabla1.A2" office:value-type="string">
            <text:p text:style-name="P16">Eliminado en los archivos que se respaldan</text:p>
          </table:table-cell>
          <table:table-cell table:style-name="Tabla1.A2" office:value-type="string">
            <text:p text:style-name="P16">Velocidad</text:p>
          </table:table-cell>
          <table:table-cell table:style-name="Tabla1.E2" office:value-type="string">
            <text:p text:style-name="P16">Requiere del último Respaldo Completo y de todos los Respaldos de Incremento que le siguieron para recuperar el Sistema</text:p>
          </table:table-cell>
        </table:table-row>
        <table:table-row>
          <table:table-cell table:style-name="Tabla1.A2" office:value-type="string">
            <text:p text:style-name="P15">Diferencial ("Differential")</text:p>
          </table:table-cell>
          <table:table-cell table:style-name="Tabla1.A2" office:value-type="string">
            <text:p text:style-name="P16">Archivos con archive bit activo.(Aquellos que hayan cambiado desde el último Respaldo Completo)</text:p>
          </table:table-cell>
          <table:table-cell table:style-name="Tabla1.A2" office:value-type="string">
            <text:p text:style-name="P16">Intacto</text:p>
          </table:table-cell>
          <table:table-cell table:style-name="Tabla1.A2" office:value-type="string">
            <text:p text:style-name="P16">Sólo requiere del último Respaldo Completo y del último respaldo Diferencial</text:p>
          </table:table-cell>
          <table:table-cell table:style-name="Tabla1.E2" office:value-type="string">
            <text:p text:style-name="P16">Ocupa mayor espacio en discos comparado con Respaldos de Incremento</text:p>
          </table:table-cell>
        </table:table-row>
      </table:table>
      <text:p text:style-name="P9"/>
      <text:p text:style-name="P9"><text:s/></text:p>
      <text:h text:style-name="P32" text:outline-level="7">Secuencia de Respaldo Planificada</text:h>
      <text:p text:style-name="P11"><text:tab/>Esta secuencia de respaldo es una de las más utilizadas y consiste en Respaldos Completos cada semana y Respaldos de Incremento o Diferenciales cada día de la semana. Suponiendo la siguiente semana:</text:p>
      <text:p text:style-name="P9"/>
      <table:table table:name="Tabla2" table:style-name="Tabla2">
        <table:table-column table:style-name="Tabla2.A"/>
        <table:table-column table:style-name="Tabla2.B"/>
        <table:table-column table:style-name="Tabla2.C" table:number-columns-repeated="2"/>
        <table:table-column table:style-name="Tabla2.B"/>
        <table:table-column table:style-name="Tabla2.F"/>
        <table:table-column table:style-name="Tabla2.G"/>
        <table:table-row>
          <table:table-cell table:style-name="Tabla2.A1" office:value-type="string">
            <text:p text:style-name="P17">Domingo </text:p>
          </table:table-cell>
          <table:table-cell table:style-name="Tabla2.A1" office:value-type="string">
            <text:p text:style-name="P17">Lunes </text:p>
          </table:table-cell>
          <table:table-cell table:style-name="Tabla2.A1" office:value-type="string">
            <text:p text:style-name="P17">Martes </text:p>
          </table:table-cell>
          <table:table-cell table:style-name="Tabla2.A1" office:value-type="string">
            <text:p text:style-name="P17">Miércoles </text:p>
          </table:table-cell>
          <table:table-cell table:style-name="Tabla2.A1" office:value-type="string">
            <text:p text:style-name="P17">Jueves </text:p>
          </table:table-cell>
          <table:table-cell table:style-name="Tabla2.A1" office:value-type="string">
            <text:p text:style-name="P17">Viernes </text:p>
          </table:table-cell>
          <table:table-cell table:style-name="Tabla2.G1" office:value-type="string">
            <text:p text:style-name="P17">Sábado </text:p>
          </table:table-cell>
        </table:table-row>
        <table:table-row>
          <table:table-cell table:style-name="Tabla2.A2" office:value-type="string">
            <text:p text:style-name="P16">Diferencial/</text:p>
            <text:p text:style-name="P16">de Incremento</text:p>
          </table:table-cell>
          <table:table-cell table:style-name="Tabla2.A2" office:value-type="string">
            <text:p text:style-name="P16">Diferencial/</text:p>
            <text:p text:style-name="P16">de Incremento</text:p>
          </table:table-cell>
          <table:table-cell table:style-name="Tabla2.A2" office:value-type="string">
            <text:p text:style-name="P16">Diferencial/</text:p>
            <text:p text:style-name="P16">de Incremento</text:p>
          </table:table-cell>
          <table:table-cell table:style-name="Tabla2.A2" office:value-type="string">
            <text:p text:style-name="P16">Diferencial/</text:p>
            <text:p text:style-name="P16">de Incremento</text:p>
          </table:table-cell>
          <table:table-cell table:style-name="Tabla2.A2" office:value-type="string">
            <text:p text:style-name="P16">Diferencial/</text:p>
            <text:p text:style-name="P16">de Incremento</text:p>
          </table:table-cell>
          <table:table-cell table:style-name="Tabla2.A2" office:value-type="string">
            <text:p text:style-name="P16">Completo</text:p>
          </table:table-cell>
          <table:table-cell table:style-name="Tabla2.G2" office:value-type="string">
            <text:p text:style-name="P16">Diferencial/</text:p>
            <text:p text:style-name="P16">de Incremento</text:p>
          </table:table-cell>
        </table:table-row>
      </table:table>
      <text:p text:style-name="P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Georgia" svg:font-family="Georgia, 'Times New Roman', Times, 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Marcelino Titos Luzon</meta:initial-creator>
    <meta:creation-date>2011-04-19T10:47:54.42</meta:creation-date>
    <dc:date>2011-04-27T12:33:20</dc:date>
    <dc:creator>Juan </dc:creator>
    <meta:editing-duration>PT01H17M10S</meta:editing-duration>
    <meta:editing-cycles>19</meta:editing-cycles>
    <meta:generator>OpenOffice.org/3.2$Linux OpenOffice.org_project/320m12$Build-9483</meta:generator>
    <meta:document-statistic meta:table-count="2" meta:image-count="1" meta:object-count="0" meta:page-count="4" meta:paragraph-count="83" meta:word-count="1134" meta:character-count="7363"/>
    <meta:user-defined meta:name="Información 1"/>
    <meta:user-defined meta:name="Información 2"/>
    <meta:user-defined meta:name="Información 3"/>
    <meta:user-defined meta:name="Información 4"/>
  </office:meta>
</office:document-meta>
</file>